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4895617E7A2B91C10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15%" fo:text-align="justify" style:justify-single-word="false"/>
      <style:text-properties style:font-name="Arial" fo:font-size="11pt" fo:language="fi" fo:country="FI" officeooo:rsid="000fe0d4" officeooo:paragraph-rsid="000fe0d4" style:font-size-asian="9.60000038146973pt" style:font-size-complex="11pt"/>
    </style:style>
    <style:style style:name="P2" style:family="paragraph" style:parent-style-name="Text_20_body">
      <style:paragraph-properties fo:line-height="115%" fo:text-align="justify" style:justify-single-word="false"/>
      <style:text-properties style:font-name="Arial" fo:font-size="11pt" fo:language="fi" fo:country="FI" officeooo:rsid="00121f70" officeooo:paragraph-rsid="00121f70" style:font-size-asian="9.60000038146973pt" style:font-size-complex="11pt"/>
    </style:style>
    <style:style style:name="P3" style:family="paragraph" style:parent-style-name="Text_20_body">
      <style:paragraph-properties fo:text-align="justify" style:justify-single-word="false"/>
      <style:text-properties style:font-name="Arial" fo:font-size="11pt" fo:language="fi" fo:country="FI" officeooo:rsid="00164288" officeooo:paragraph-rsid="00164288" style:font-size-asian="9.60000038146973pt" style:font-size-complex="11pt"/>
    </style:style>
    <style:style style:name="P4" style:family="paragraph" style:parent-style-name="Text_20_body">
      <style:paragraph-properties fo:text-align="justify" style:justify-single-word="false"/>
      <style:text-properties style:font-name="Arial" fo:font-size="11pt" fo:language="fi" fo:country="FI" officeooo:rsid="00255d43" officeooo:paragraph-rsid="00255d43" style:font-size-asian="9.60000038146973pt" style:font-size-complex="11pt"/>
    </style:style>
    <style:style style:name="P5" style:family="paragraph" style:parent-style-name="Text_20_body">
      <style:paragraph-properties fo:text-align="justify" style:justify-single-word="false"/>
      <style:text-properties style:font-name="Arial" fo:font-size="11pt" fo:language="fi" fo:country="FI" officeooo:rsid="00274193" officeooo:paragraph-rsid="00274193" style:font-size-asian="9.60000038146973pt" style:font-size-complex="11pt"/>
    </style:style>
    <style:style style:name="P6" style:family="paragraph" style:parent-style-name="Text_20_body">
      <style:text-properties style:font-name="Arial" fo:font-size="11pt" fo:language="fi" fo:country="FI" fo:font-weight="normal" officeooo:rsid="0027ff2d" officeooo:paragraph-rsid="0027ff2d" style:font-size-asian="9.60000038146973pt" style:font-weight-asian="normal" style:font-size-complex="11pt" style:font-weight-complex="normal"/>
    </style:style>
    <style:style style:name="P7" style:family="paragraph" style:parent-style-name="Text_20_body">
      <style:paragraph-properties fo:text-align="justify" style:justify-single-word="false"/>
      <style:text-properties style:font-name="Arial" fo:font-size="11pt" fo:language="fi" fo:country="FI" fo:font-weight="normal" officeooo:rsid="00230d92" officeooo:paragraph-rsid="00230d92" style:font-size-asian="9.60000038146973pt" style:font-weight-asian="normal" style:font-size-complex="11pt" style:font-weight-complex="normal"/>
    </style:style>
    <style:style style:name="P8" style:family="paragraph" style:parent-style-name="Text_20_body">
      <style:paragraph-properties fo:text-align="justify" style:justify-single-word="false"/>
      <style:text-properties style:font-name="Arial" fo:font-size="11pt" fo:language="fi" fo:country="FI" fo:font-weight="normal" officeooo:rsid="001d22ab" officeooo:paragraph-rsid="001d22ab" style:font-size-asian="9.60000038146973pt" style:font-weight-asian="normal" style:font-size-complex="11pt" style:font-weight-complex="normal"/>
    </style:style>
    <style:style style:name="P9" style:family="paragraph" style:parent-style-name="Text_20_body">
      <style:paragraph-properties fo:text-align="justify" style:justify-single-word="false"/>
      <style:text-properties style:font-name="Arial" fo:font-size="11pt" fo:language="fi" fo:country="FI" fo:font-weight="normal" officeooo:rsid="001df82b" officeooo:paragraph-rsid="001df82b" style:font-size-asian="9.60000038146973pt" style:font-weight-asian="normal" style:font-size-complex="11pt" style:font-weight-complex="normal"/>
    </style:style>
    <style:style style:name="P10" style:family="paragraph" style:parent-style-name="Text_20_body">
      <style:paragraph-properties fo:text-align="justify" style:justify-single-word="false"/>
      <style:text-properties style:font-name="Arial" fo:font-size="11pt" fo:language="fi" fo:country="FI" fo:font-weight="normal" officeooo:rsid="00287337" officeooo:paragraph-rsid="00287337" style:font-size-asian="9.60000038146973pt" style:font-weight-asian="normal" style:font-size-complex="11pt" style:font-weight-complex="normal"/>
    </style:style>
    <style:style style:name="P11" style:family="paragraph" style:parent-style-name="Text_20_body">
      <style:paragraph-properties fo:text-align="justify" style:justify-single-word="false"/>
      <style:text-properties style:font-name="Arial" fo:font-size="11pt" fo:language="fi" fo:country="FI" fo:font-weight="normal" officeooo:rsid="00287337" officeooo:paragraph-rsid="003c0871" style:font-size-asian="9.60000038146973pt" style:font-weight-asian="normal" style:font-size-complex="11pt" style:font-weight-complex="normal"/>
    </style:style>
    <style:style style:name="P12" style:family="paragraph" style:parent-style-name="Text_20_body">
      <style:paragraph-properties fo:text-align="justify" style:justify-single-word="false"/>
      <style:text-properties style:font-name="Arial" fo:font-size="11pt" fo:language="fi" fo:country="FI" fo:font-weight="normal" officeooo:rsid="00335836" officeooo:paragraph-rsid="00335836" style:font-size-asian="9.60000038146973pt" style:font-weight-asian="normal" style:font-size-complex="11pt" style:font-weight-complex="normal"/>
    </style:style>
    <style:style style:name="P13" style:family="paragraph" style:parent-style-name="Text_20_body">
      <style:paragraph-properties fo:text-align="justify" style:justify-single-word="false"/>
      <style:text-properties style:font-name="Arial" fo:font-size="11pt" fo:language="fi" fo:country="FI" fo:font-weight="normal" officeooo:rsid="002d50e9" officeooo:paragraph-rsid="002d50e9" style:font-size-asian="9.60000038146973pt" style:font-weight-asian="normal" style:font-size-complex="11pt" style:font-weight-complex="normal"/>
    </style:style>
    <style:style style:name="P14" style:family="paragraph" style:parent-style-name="Text_20_body">
      <style:paragraph-properties fo:text-align="justify" style:justify-single-word="false"/>
      <style:text-properties style:font-name="Arial" fo:font-size="11pt" fo:language="fi" fo:country="FI" fo:font-weight="normal" officeooo:rsid="0035239f" officeooo:paragraph-rsid="0035239f" style:font-size-asian="9.60000038146973pt" style:font-weight-asian="normal" style:font-size-complex="11pt" style:font-weight-complex="normal"/>
    </style:style>
    <style:style style:name="P15" style:family="paragraph" style:parent-style-name="Text_20_body">
      <style:paragraph-properties fo:text-align="justify" style:justify-single-word="false"/>
      <style:text-properties style:font-name="Arial" fo:font-size="11pt" fo:language="fi" fo:country="FI" fo:font-weight="normal" officeooo:rsid="0036facc" officeooo:paragraph-rsid="0036facc" style:font-size-asian="9.60000038146973pt" style:font-weight-asian="normal" style:font-size-complex="11pt" style:font-weight-complex="normal"/>
    </style:style>
    <style:style style:name="P16" style:family="paragraph" style:parent-style-name="Text_20_body">
      <style:paragraph-properties fo:text-align="justify" style:justify-single-word="false"/>
      <style:text-properties style:font-name="Arial" fo:font-size="11pt" fo:language="fi" fo:country="FI" fo:font-weight="normal" officeooo:rsid="00380335" officeooo:paragraph-rsid="00380335" style:font-size-asian="9.60000038146973pt" style:font-weight-asian="normal" style:font-size-complex="11pt" style:font-weight-complex="normal"/>
    </style:style>
    <style:style style:name="P17" style:family="paragraph" style:parent-style-name="Text_20_body">
      <style:paragraph-properties fo:text-align="justify" style:justify-single-word="false"/>
      <style:text-properties style:font-name="Arial" fo:font-size="11pt" fo:language="fi" fo:country="FI" fo:font-weight="normal" officeooo:rsid="00312cb4" officeooo:paragraph-rsid="00312cb4" style:font-size-asian="9.60000038146973pt" style:font-weight-asian="normal" style:font-size-complex="11pt" style:font-weight-complex="normal"/>
    </style:style>
    <style:style style:name="P18" style:family="paragraph" style:parent-style-name="Text_20_body">
      <style:paragraph-properties fo:text-align="justify" style:justify-single-word="false"/>
      <style:text-properties style:font-name="Arial" fo:font-size="11pt" fo:language="fi" fo:country="FI" fo:font-weight="normal" officeooo:rsid="00315f63" officeooo:paragraph-rsid="00315f63" style:font-size-asian="9.60000038146973pt" style:font-weight-asian="normal" style:font-size-complex="11pt" style:font-weight-complex="normal"/>
    </style:style>
    <style:style style:name="P19" style:family="paragraph" style:parent-style-name="Text_20_body">
      <style:paragraph-properties fo:text-align="justify" style:justify-single-word="false"/>
      <style:text-properties style:font-name="Arial" fo:font-size="11pt" fo:language="fi" fo:country="FI" fo:font-weight="normal" style:font-size-asian="11pt" style:font-size-complex="11pt"/>
    </style:style>
    <style:style style:name="P20" style:family="paragraph" style:parent-style-name="Text_20_body">
      <style:text-properties style:font-name="Arial" fo:font-size="11pt" fo:language="fi" fo:country="FI" fo:font-weight="bold" officeooo:rsid="000ed015" officeooo:paragraph-rsid="000ed015" style:font-size-asian="11pt" style:font-weight-asian="bold" style:font-size-complex="11pt" style:font-weight-complex="bold"/>
    </style:style>
    <style:style style:name="P21" style:family="paragraph" style:parent-style-name="Text_20_body">
      <style:paragraph-properties fo:text-align="justify" style:justify-single-word="false"/>
      <style:text-properties style:font-name="Arial" fo:font-size="11pt" fo:language="fi" fo:country="FI" fo:font-weight="bold" officeooo:rsid="002d50e9" officeooo:paragraph-rsid="002d50e9" style:font-size-asian="9.60000038146973pt" style:font-weight-asian="bold" style:font-size-complex="11pt" style:font-weight-complex="bold"/>
    </style:style>
    <style:style style:name="P22" style:family="paragraph" style:parent-style-name="Text_20_body">
      <style:paragraph-properties fo:text-align="justify" style:justify-single-word="false"/>
      <style:text-properties style:font-name="Arial" fo:font-size="13pt" fo:language="fi" fo:country="FI" fo:font-weight="bold" officeooo:rsid="00287337" officeooo:paragraph-rsid="00287337" style:font-size-asian="13pt" style:font-weight-asian="bold" style:font-size-complex="13pt" style:font-weight-complex="bold"/>
    </style:style>
    <style:style style:name="P23" style:family="paragraph" style:parent-style-name="Text_20_body">
      <style:paragraph-properties fo:text-align="justify" style:justify-single-word="false"/>
      <style:text-properties style:font-name="Arial" fo:font-size="13pt" fo:language="fi" fo:country="FI" fo:font-weight="bold" officeooo:rsid="002a4f93" officeooo:paragraph-rsid="002a4f93" style:font-size-asian="11.3500003814697pt" style:font-weight-asian="bold" style:font-size-complex="13pt" style:font-weight-complex="bold"/>
    </style:style>
    <style:style style:name="P24" style:family="paragraph" style:parent-style-name="Text_20_body">
      <style:paragraph-properties fo:text-align="justify" style:justify-single-word="false"/>
      <style:text-properties style:font-name="Arial" fo:font-size="13pt" fo:language="fi" fo:country="FI" fo:font-weight="bold" officeooo:rsid="002ad9ac" officeooo:paragraph-rsid="002ad9ac" style:font-size-asian="11.3500003814697pt" style:font-weight-asian="bold" style:font-size-complex="13pt" style:font-weight-complex="bold"/>
    </style:style>
    <style:style style:name="P25" style:family="paragraph" style:parent-style-name="Text_20_body">
      <style:paragraph-properties fo:text-align="justify" style:justify-single-word="false"/>
      <style:text-properties style:font-name="Arial" fo:font-size="13pt" fo:language="fi" fo:country="FI" fo:font-weight="bold" officeooo:rsid="002ad9ac" officeooo:paragraph-rsid="002d50e9" style:font-size-asian="11.3500003814697pt" style:font-weight-asian="bold" style:font-size-complex="13pt" style:font-weight-complex="bold"/>
    </style:style>
    <style:style style:name="P26" style:family="paragraph" style:parent-style-name="Text_20_body">
      <style:text-properties fo:font-size="14pt" fo:language="fi" fo:country="FI" fo:font-weight="bold" officeooo:rsid="000ed015" officeooo:paragraph-rsid="000ed015" style:font-size-asian="12.25pt" style:font-weight-asian="bold" style:font-size-complex="14pt" style:font-weight-complex="bold"/>
    </style:style>
    <style:style style:name="P27" style:family="paragraph" style:parent-style-name="Text_20_body">
      <style:text-properties fo:font-size="11pt" fo:language="fi" fo:country="FI" officeooo:rsid="00138267" officeooo:paragraph-rsid="00138267" style:font-size-asian="9.60000038146973pt" style:font-size-complex="11pt"/>
    </style:style>
    <style:style style:name="P28" style:family="paragraph" style:parent-style-name="Text_20_body">
      <style:text-properties fo:font-size="11pt" fo:language="fi" fo:country="FI" officeooo:paragraph-rsid="000ed015" style:font-size-asian="9.60000038146973pt" style:font-size-complex="11pt"/>
    </style:style>
    <style:style style:name="P29" style:family="paragraph" style:parent-style-name="Text_20_body">
      <style:text-properties fo:font-size="11pt" fo:language="fi" fo:country="FI" officeooo:rsid="003a5e45" officeooo:paragraph-rsid="003a5e45" style:font-size-asian="11pt" style:font-size-complex="11pt"/>
    </style:style>
    <style:style style:name="P30" style:family="paragraph" style:parent-style-name="Text_20_body">
      <style:paragraph-properties fo:text-align="justify" style:justify-single-word="false"/>
      <style:text-properties fo:font-size="11pt" fo:language="fi" fo:country="FI" fo:font-weight="normal" officeooo:rsid="0021af53" officeooo:paragraph-rsid="0021af53" style:font-size-asian="9.60000038146973pt" style:font-weight-asian="normal" style:font-size-complex="11pt" style:font-weight-complex="normal"/>
    </style:style>
    <style:style style:name="P31" style:family="paragraph" style:parent-style-name="Text_20_body">
      <style:paragraph-properties fo:text-align="justify" style:justify-single-word="false"/>
      <style:text-properties fo:font-size="11pt" fo:language="fi" fo:country="FI" fo:font-weight="normal" officeooo:rsid="00287337" officeooo:paragraph-rsid="00287337" style:font-size-asian="9.60000038146973pt" style:font-weight-asian="normal" style:font-size-complex="11pt" style:font-weight-complex="normal"/>
    </style:style>
    <style:style style:name="P32" style:family="paragraph" style:parent-style-name="Text_20_body">
      <style:paragraph-properties fo:text-align="justify" style:justify-single-word="false"/>
      <style:text-properties fo:font-size="11pt" fo:language="fi" fo:country="FI" fo:font-weight="bold" officeooo:rsid="00287337" officeooo:paragraph-rsid="00287337" style:font-size-asian="9.60000038146973pt" style:font-weight-asian="bold" style:font-size-complex="11pt" style:font-weight-complex="bold"/>
    </style:style>
    <style:style style:name="P33" style:family="paragraph" style:parent-style-name="Text_20_body">
      <style:paragraph-properties fo:line-height="100%" fo:text-align="end" style:justify-single-word="false"/>
      <style:text-properties fo:language="fi" fo:country="FI" officeooo:rsid="000cd350" officeooo:paragraph-rsid="000cd350"/>
    </style:style>
    <style:style style:name="P34"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language="fi" fo:country="FI" fo:font-style="normal" style:text-underline-style="none" fo:font-weight="normal" officeooo:rsid="000ed015" officeooo:paragraph-rsid="000ed015" style:text-blinking="false" fo:background-color="transparent" style:font-size-asian="11pt" style:font-weight-asian="bold" style:font-size-complex="11pt" style:font-weight-complex="bold"/>
    </style:style>
    <style:style style:name="P35"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language="fi" fo:country="FI" fo:font-style="normal" style:text-underline-style="none" fo:font-weight="normal" officeooo:rsid="001b65ea" officeooo:paragraph-rsid="001b65ea" style:text-blinking="false" fo:background-color="transparent" style:font-size-asian="11pt" style:font-weight-asian="bold" style:font-size-complex="11pt" style:font-weight-complex="bold"/>
    </style:style>
    <style:style style:name="P36"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0.5pt" fo:language="fi" fo:country="FI" fo:font-style="normal" style:text-underline-style="none" fo:font-weight="normal" officeooo:rsid="00287337" officeooo:paragraph-rsid="003c0871" style:text-blinking="false" fo:background-color="transparent" style:font-size-asian="9.60000038146973pt" style:font-weight-asian="normal" style:font-size-complex="11pt" style:font-weight-complex="normal"/>
    </style:style>
    <style:style style:name="P37"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0.5pt" fo:language="fi" fo:country="FI" fo:font-style="normal" style:text-underline-style="none" fo:font-weight="normal" officeooo:rsid="002d50e9" officeooo:paragraph-rsid="002d50e9" style:text-blinking="false" fo:background-color="transparent" style:font-size-asian="9.60000038146973pt" style:font-weight-asian="normal" style:font-size-complex="11pt" style:font-weight-complex="normal"/>
    </style:style>
    <style:style style:name="P38"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language="fi" fo:country="FI" fo:font-style="normal" style:text-underline-style="none" fo:font-weight="normal" style:text-blinking="false" fo:background-color="transparent" style:font-size-asian="11pt" style:font-size-complex="11pt"/>
    </style:style>
    <style:style style:name="P39"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language="fi" fo:country="FI" fo:font-style="normal" style:text-underline-style="none" fo:font-weight="normal" officeooo:paragraph-rsid="003a5e45" style:text-blinking="false" fo:background-color="transparent" style:font-size-asian="11pt" style:font-size-complex="11pt"/>
    </style:style>
    <style:style style:name="P40" style:family="paragraph" style:parent-style-name="Title">
      <style:text-properties fo:font-size="18pt" fo:language="fi" fo:country="FI" officeooo:rsid="000cd350" officeooo:paragraph-rsid="000cd350" style:font-size-asian="18pt" style:font-size-complex="18pt"/>
    </style:style>
    <style:style style:name="P41"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Arial1" fo:font-size="10.5pt" fo:language="fi" fo:country="FI" fo:font-style="normal" style:text-underline-style="none" fo:font-weight="normal" officeooo:rsid="002d50e9" officeooo:paragraph-rsid="002d50e9" style:text-blinking="false" fo:background-color="transparent" style:font-size-asian="9.60000038146973pt" style:font-weight-asian="normal" style:font-size-complex="11pt" style:font-weight-complex="normal"/>
    </style:style>
    <style:style style:name="P42" style:family="paragraph" style:parent-style-name="Text_20_body" style:list-style-name="L5">
      <style:paragraph-properties fo:text-align="justify" style:justify-single-word="false"/>
      <style:text-properties officeooo:paragraph-rsid="003c7fef"/>
    </style:style>
    <style:style style:name="P43" style:family="paragraph" style:parent-style-name="Text_20_body" style:list-style-name="L2">
      <style:paragraph-properties fo:text-align="justify" style:justify-single-word="false"/>
      <style:text-properties fo:font-variant="normal" fo:text-transform="none" fo:color="#000000" style:text-line-through-style="none" style:text-line-through-type="none" style:font-name="Arial1" fo:font-size="10.5pt" fo:language="fi" fo:country="FI" fo:font-style="normal" style:text-underline-style="none" fo:font-weight="normal" officeooo:rsid="002d50e9" officeooo:paragraph-rsid="002d50e9" style:text-blinking="false" fo:background-color="transparent" style:font-size-asian="9.60000038146973pt" style:font-weight-asian="normal" style:font-size-complex="11pt" style:font-weight-complex="normal"/>
    </style:style>
    <style:style style:name="P44" style:family="paragraph" style:parent-style-name="Text_20_body" style:list-style-name="L5">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paragraph-rsid="003c7fef" style:text-blinking="false" fo:background-color="transparent"/>
    </style:style>
    <style:style style:name="P45" style:family="paragraph" style:parent-style-name="Text_20_body" style:list-style-name="L5">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3c7fef" officeooo:paragraph-rsid="003c7fef" style:text-blinking="false" fo:background-color="transparent"/>
    </style:style>
    <style:style style:name="P46" style:family="paragraph" style:parent-style-name="Text_20_body">
      <style:text-properties fo:font-size="11pt" fo:language="fi" fo:country="FI" officeooo:rsid="003e2f3f" officeooo:paragraph-rsid="003e2f3f" style:font-size-asian="11pt" style:font-size-complex="11pt"/>
    </style:style>
    <style:style style:name="P47"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3c0871" style:text-blinking="false" fo:background-color="transparent"/>
    </style:style>
    <style:style style:name="P48" style:family="paragraph" style:parent-style-name="Text_20_body" style:list-style-name="L3">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3c7fef" style:text-blinking="false" fo:background-color="transparent"/>
    </style:style>
    <style:style style:name="P49"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3c7fef" style:text-blinking="false" fo:background-color="transparent"/>
    </style:style>
    <style:style style:name="P50"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3c7fef" officeooo:paragraph-rsid="003c7fef" style:text-blinking="false" fo:background-color="transparent"/>
    </style:style>
    <style:style style:name="P51"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0.5pt" fo:language="fi" fo:country="FI" fo:font-style="normal" style:text-underline-style="none" fo:font-weight="normal" officeooo:rsid="002d50e9" officeooo:paragraph-rsid="003c0871" style:text-blinking="false" fo:background-color="transparent" style:font-size-asian="9.60000038146973pt" style:font-weight-asian="normal" style:font-size-complex="11pt" style:font-weight-complex="normal"/>
    </style:style>
    <style:style style:name="P52" style:family="paragraph" style:parent-style-name="Text_20_body" style:list-style-name="L3">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0.5pt" fo:language="fi" fo:country="FI" fo:font-style="normal" style:text-underline-style="none" fo:font-weight="normal" officeooo:rsid="002d50e9" officeooo:paragraph-rsid="003c7fef" style:text-blinking="false" fo:background-color="transparent" style:font-size-asian="9.60000038146973pt" style:font-weight-asian="normal" style:font-size-complex="11pt" style:font-weight-complex="normal"/>
    </style:style>
    <style:style style:name="P53" style:family="paragraph" style:parent-style-name="Text_20_body" style:list-style-name="L4">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0.5pt" fo:language="fi" fo:country="FI" fo:font-style="normal" style:text-underline-style="none" fo:font-weight="normal" officeooo:rsid="002d50e9" officeooo:paragraph-rsid="003c7fef" style:text-blinking="false" fo:background-color="transparent" style:font-size-asian="9.60000038146973pt" style:font-weight-asian="normal" style:font-size-complex="11pt" style:font-weight-complex="normal"/>
    </style:style>
    <style:style style:name="P54" style:family="paragraph" style:parent-style-name="Heading_20_1">
      <style:text-properties fo:font-size="14pt" fo:language="fi" fo:country="FI" officeooo:rsid="000ed015" officeooo:paragraph-rsid="000ed015" style:font-size-asian="12.25pt" style:font-size-complex="14pt"/>
    </style:style>
    <style:style style:name="P55" style:family="paragraph" style:parent-style-name="Heading_20_2">
      <style:text-properties fo:font-size="13pt" fo:language="fi" fo:country="FI" officeooo:rsid="00138267" officeooo:paragraph-rsid="00138267" style:font-size-asian="11.3500003814697pt" style:font-size-complex="13pt"/>
    </style:style>
    <style:style style:name="T1" style:family="text">
      <style:text-properties officeooo:rsid="000ffb07"/>
    </style:style>
    <style:style style:name="T2" style:family="text">
      <style:text-properties officeooo:rsid="001039c9"/>
    </style:style>
    <style:style style:name="T3" style:family="text">
      <style:text-properties officeooo:rsid="001317c8"/>
    </style:style>
    <style:style style:name="T4" style:family="text">
      <style:text-properties officeooo:rsid="00174c7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a9a56"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b65ea"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language="fi" fo:country="FI" fo:font-style="normal" style:text-underline-style="none" fo:font-weight="normal" officeooo:rsid="002d50e9" style:text-blinking="false" fo:background-color="transparent" loext:char-shading-value="0" style:font-size-asian="9.60000038146973pt" style:font-weight-asian="normal" style:font-size-complex="11pt" style:font-weight-complex="normal"/>
    </style:style>
    <style:style style:name="T9" style:family="text">
      <style:text-properties fo:font-variant="normal" fo:text-transform="none" fo:color="#000000" style:text-line-through-style="none" style:text-line-through-type="none" style:font-name="Arial1" fo:font-size="10.5pt" fo:language="fi" fo:country="FI" fo:font-style="normal" style:text-underline-style="none" fo:font-weight="normal" officeooo:rsid="003c7fef" style:text-blinking="false" fo:background-color="transparent" loext:char-shading-value="0" style:font-size-asian="9.60000038146973pt" style:font-weight-asian="normal" style:font-size-complex="11pt" style:font-weight-complex="normal"/>
    </style:style>
    <style:style style:name="T10" style:family="text">
      <style:text-properties officeooo:rsid="001df82b"/>
    </style:style>
    <style:style style:name="T11" style:family="text">
      <style:text-properties officeooo:rsid="001f0e37"/>
    </style:style>
    <style:style style:name="T12" style:family="text">
      <style:text-properties officeooo:rsid="0024f9e4"/>
    </style:style>
    <style:style style:name="T13" style:family="text">
      <style:text-properties style:font-name="Arial"/>
    </style:style>
    <style:style style:name="T14" style:family="text">
      <style:text-properties style:font-name="Arial" officeooo:rsid="00230d92"/>
    </style:style>
    <style:style style:name="T15" style:family="text">
      <style:text-properties style:font-name="Arial" officeooo:rsid="002a4f93"/>
    </style:style>
    <style:style style:name="T16" style:family="text">
      <style:text-properties style:font-name="Arial" officeooo:rsid="003c0871"/>
    </style:style>
    <style:style style:name="T17" style:family="text">
      <style:text-properties officeooo:rsid="00274193"/>
    </style:style>
    <style:style style:name="T18" style:family="text">
      <style:text-properties officeooo:rsid="0027ff2d"/>
    </style:style>
    <style:style style:name="T19" style:family="text">
      <style:text-properties officeooo:rsid="00281197"/>
    </style:style>
    <style:style style:name="T20" style:family="text">
      <style:text-properties officeooo:rsid="002d50e9"/>
    </style:style>
    <style:style style:name="T21" style:family="text">
      <style:text-properties officeooo:rsid="00315f63"/>
    </style:style>
    <style:style style:name="T22" style:family="text">
      <style:text-properties officeooo:rsid="003196f7"/>
    </style:style>
    <style:style style:name="T23" style:family="text">
      <style:text-properties officeooo:rsid="0035239f"/>
    </style:style>
    <style:style style:name="T24" style:family="text">
      <style:text-properties officeooo:rsid="0035b15f"/>
    </style:style>
    <style:style style:name="T25" style:family="text">
      <style:text-properties officeooo:rsid="0036facc"/>
    </style:style>
    <style:style style:name="T26" style:family="text">
      <style:text-properties officeooo:rsid="00380335"/>
    </style:style>
    <style:style style:name="T27" style:family="text">
      <style:text-properties officeooo:rsid="003a5e45"/>
    </style:style>
    <style:style style:name="T28" style:family="text">
      <style:text-properties officeooo:rsid="003c0871"/>
    </style:style>
    <style:style style:name="T29" style:family="text">
      <style:text-properties fo:language="fi" fo:country="FI" officeooo:rsid="00287337" style:font-size-asian="9.60000038146973pt" style:font-weight-asian="normal" style:font-size-complex="11pt" style:font-weight-complex="normal"/>
    </style:style>
    <style:style style:name="T30" style:family="text">
      <style:text-properties fo:language="fi" fo:country="FI" officeooo:rsid="003c0871" style:font-size-asian="9.60000038146973pt" style:font-weight-asian="normal" style:font-size-complex="11pt" style:font-weight-complex="normal"/>
    </style:style>
    <style:style style:name="T31" style:family="text">
      <style:text-properties officeooo:rsid="003c7fe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aavo Pärssinen <text:s/>356644 </text:p>
      <text:p text:style-name="P33">Joonas Humina <text:s/>473721 </text:p>
      <text:p text:style-name="P33">Pertti Tuorila <text:s/>481399 </text:p>
      <text:p text:style-name="P33">Henri Huotari <text:s/>348241 </text:p>
      <text:p text:style-name="P40">Dungeon Crawler ryhmä 3/</text:p>
      <text:p text:style-name="P40">Luolaluovinta</text:p>
      <text:h text:style-name="P54" text:outline-level="1">1. Yleiskatsaus</text:h>
      <text:p text:style-name="P1">Tavoitteena oli tehdä yksinkertainen Dungeon <text:span text:style-name="T2">Crawler</text:span> -tyylinen peli, jossa pelaaja etenee satunnaisgeneroiduissa luolissa etsien uloskäyntiä ja taistellen vihollisia vastaan. Taisteluista pelaaja saa kokemuspisteitä ja hänen kyvyt kehittyvät taso tasolta. Pelaajan on myös mahdollista löytää parempia aseita ja haarniskoita, joiden avulla pelaaja kykenee voittamaan aina vaikenevat uudet viholliset. </text:p>
      <text:p text:style-name="P1">Pelissä on SFML:llä luo<text:span text:style-name="T27">tu</text:span> yksinkertainen käyttöliittymä. <text:span text:style-name="T1">Peli-ikkunan alalaidassa sijaitsee HUD, josta pelaaja saa koko ajan tietoa kaikista häntä kiinnostavista asioista. </text:span>Pelaajan hahmon statistiikat näkyvät vasemma<text:span text:style-name="T27">lla</text:span> alhaalla peli-ikkunassa. <text:span text:style-name="T1">Keskellä alalaidassa on teksti-ikkuna johon peli tulostaa lokia pelissä tapahtuvista asioista. Näihin kuuluvat muun muassa taistelut ylipäätään, monstereiden huudot, pelaajan tason nousemiset ja luolasta toiseen siirtymiset. Oikeassa alalaidassa vuorostaan on pelaajan inventory, jossa hänen kantamansa omaisuus, miekat ja haarniskat, näkyvät. Pelaaja voi kantaa yhteensä kahdeksan itemiä, joista hänellä on päällänsä yksi haarniska ja yksi ase.</text:span></text:p>
      <text:p text:style-name="P2">Pelaaja sijoitetaan pelin alussa satunnaisgeneroituun luolastoon, jossa hänen tehtävänsä on löytää tiensä ylemmälle luolaston tasolle ja lopulta ulos luolastosta. Luolissa kulkiessaan, pelaajan kimppuun käy erillaisia vihollisia, <text:span text:style-name="T3">joista hänen tulee selviytyä. Pelaaja voi tehdä valinnan siitä että taisteleeko hän tiensä ulos vai koittaako hän juosta ja väistellä vihollisia. Pelaaja saa taisteluista kokemuspisteitä, jotka tekevät hänestä voimakkaamman ja näin hän kykenee taistelemaan seuraavilla tasoilla voimakkaampia vihollisia vastaan. Jokaisen luolaston tason jälkeen pelaaja parannetaan täysiin elämiinsä, jotta hän voisi selviytyä seuraavan tason.</text:span></text:p>
      <text:h text:style-name="P55" text:outline-level="2">1.1 Tiedetyt bugit</text:h>
      <text:p text:style-name="P27">(kirjoita bugit tähän)</text:p>
      <text:p text:style-name="P29">Uuden tason latautuessa pelaajan päälle voi syntyä vihollinen (bugi vai ominaisuus?)</text:p>
      <text:p text:style-name="P29">Taistelun jälkeen joskus ensimmäisellä askeleella jonkun toisen vihollisen animaatio voi töksähtää.</text:p>
      <text:p text:style-name="P29">Viholliset eivät osaa seurata kääntyessä ylös/alas.</text:p>
      <text:p text:style-name="P46">Viholliset saattavat mennä päällekkäin, ja tällöin voi vain lyödä ”päällimmäistä” vihollista.</text:p>
      <text:h text:style-name="P54" text:outline-level="1"><text:soft-page-break/>2. Ohjelman rakenne</text:h>
      <text:p text:style-name="P28"><draw:frame draw:style-name="fr1" draw:name="Image1" text:anchor-type="paragraph" svg:width="6.6929in" svg:height="9.4756in" draw:z-index="0"><draw:image xlink:href="Pictures/1000020100000334000004895617E7A2B91C1005.png" xlink:type="simple" xlink:show="embed" xlink:actuate="onLoad"/></draw:frame></text:p>
      <text:p text:style-name="P3"><text:soft-page-break/>Edellisellä sivulla esitetty pelin UML-kaavio. Peli käynnistyy DC.cpp tiedostossa sijaitsevasta main-funktiosta, joka alustaa <text:span text:style-name="T4">Game luokan. Game-luokka vastaa SFML-kirjastoon perustuvan peli-ikkunan avaamisesta ja sen ylläpitämisestä, sekä esittää pelin main menun pelin käynnistyttyä. Itse peliä pyörittää Gamemanager-luokka, joka Game-luokassa alustetaan. Gamemanagerin-luokan constructor vuorostaan alustaa kaikki muut luokat, jotka se tarvitsee pelin pyörittämiseen. </text:span></text:p>
      <text:p text:style-name="P4">Gamemanager muun muassa alustaa Reader-luokan, joka lukee sille atribuuttina annetun/annettujen tiedostonimen omaavan tiedoston. Tämä tiedosto/Nämä tiedostot sisältävät esineiden (ja monstereiden) tiedot. Samalla Reader-luokka alustaa Item-luokan alkiot <text:span text:style-name="T17">sekä Monster-luokan alkiot</text:span> ja lisää ne listaan, joka on Reader-luokan oma atribuutti. Kun kaikki tiedot on luettu ja Reader-luokka alustanut kaikki luetut tiedot, Gamemanager voi kutsua Reader-luokan funktio<text:span text:style-name="T17">ita, jotka palauttavat</text:span> Item-listan ja Monster-listan. </text:p>
      <text:p text:style-name="P5">HUD-luokka vastaa peli-ikkunalle piirrettävän käyttöliittymän tulostamisesta. HUD muun muassa tulostaa kaikki tärkeimmät pelissä tapahtuvat asiat hudin teksti-ikkunaan, esimerkiksi taistelussa tehdyt ja otetut vahingot. Combat-tiedoston alla löytyy taisteluissa tarvittavat funktiot. <text:span text:style-name="T18">Oikea funktio vahinkojen laskemista ja ylläpitämistä varten valitaan riippuen siitä missä järjestyksessä atribuutit ovat funktio kutsussa.</text:span></text:p>
      <text:p text:style-name="P26">3. Ohjelma <text:span text:style-name="T19">logiikat</text:span></text:p>
      <text:p text:style-name="P6">(PUUTTUU VIELÄ TEKSTIÄ)</text:p>
      <text:p text:style-name="P26">4. Ohjelman rakentaminen ja käyttö</text:p>
      <text:p text:style-name="P34"><text:bookmark text:name="docs-internal-guid-9a593a20-f897-6da9-081c-998b8f77b042"/>Jotta peliä voisi pelata, tarvitsee käyttäjällä olla koneellaan g++ kääntäjä, sekä SFML-kirjastosta versio 2.4.1 tai uudempi.</text:p>
      <text:p text:style-name="P38">Pelille on tehty oma makefile, jonka avulla pelin kääntäminen on helppoa. Makefilessä on linkattu kaikki pelin tarvitsemat tiedostot ja kääntäjän attribuutit yhden tiedoston alle.  Makefilen voi suorittaa siirtymällä terminaalilla dungeoncrawler3/src/ kansioon ja suorittamalla komennon “make”. Kun kääntäjä on tehnyt tehtävänsä, pelin voi käynnistää suorittamalla terminaalissa käskyn “./main”. Tällöin peli-ikkuna avautuu ja peli siirtyy aloitusikkunaan. </text:p>
      <text:p text:style-name="P38"/>
      <text:p text:style-name="P38">Aloitusikkunasta pelaaja voi edetä itse peliin noudattamalla peli-ikkunalla näkyvää ohjetta, eli painamalla Enter-näppäintä. Pelissä pelaajan tehtävä on päästä etenemään luolastossa tasolta toiselle. Peli on vuoropohjainen, joka tarkoittaa sitä että kun pelaaja on tehnyt oman vuoronsa, vuoro siirtyy tietokoneen ohjaamille monstereille seuraavaksi.</text:p>
      <text:p text:style-name="P38"/>
      <text:p text:style-name="P39">Pelaaja voi liikuttaa omaa hahmoaan nuolinäppäimistä. Taso tasolta vaikeutuvat viholliset koittavat päästä lyömään pelaajan ohjaamaa sankaria ja lopulta kukistamaan hänet. Pelaaja voi taistella takaisin, kun hän on monsterin vieressä. Pelaajan tulee painaa nuolinäppäintä sinne suuntaan missä vierellä oleva monsteri sijaitsee. Liikkumisen sijaan, pelaajan ohjaama sankari hyökkää monsteria vastaan ja aiheuttaa tähän vahinkoa. Mikäli monsteri kuolee, pelaajan hahmo saa kokemuspisteitä ja hänellä on mahdollisuus saada jokin esine tappamaltaan monsterilta. </text:p>
      <text:p text:style-name="P39"/>
      <text:p text:style-name="P39">Esineitä pelaaja voi kerätä omaan esineluetteloonsa, joita hän voi joko kantaa mukanaan, käyttää päällään tai pudottaa maahan, jotta hänellä olisi aina tilaa uusille esineille. <text:span text:style-name="T27">Esineitä käytetään </text:span><text:soft-page-break/><text:span text:style-name="T27">siirtämällä hiiren kursori esineen päälle, jolloin esineen tiedot tulevat näkyviin. Painamalla hiiren vasenta näppäintä voidaan ottaa esine käyttöön tai poistaa käytöstä. Painamalla hiiren oikeaa näppäintä heitetään esine pois.</text:span></text:p>
      <text:p text:style-name="P38"/>
      <text:p text:style-name="P38">Kun pelaaja haluaa lopettaa pelinsä, on hänellä kaksi tapaa sulkea peli. Hän voi joko painaa peli-ikkunan raksia sulkeakseen pelin, tai hän voi painaa näppäimistöstään Esc-näppäintä. <text:span text:style-name="T27">Peli loppuu myös pelihahmon kuollessa. Pelin loppuessa peli kysyy pelaajan nimeä, joka kirjoitetaan näppäimistöllä. Nimi syötetään painamalla enteriä, jolloin peli näyttää pelin historian kymmenen parasta pelaajaa. Tällöin pelistä voi poistua lopullisesti painamalla esc-näppäintä.</text:span></text:p>
      <text:p text:style-name="P26"/>
      <text:p text:style-name="P26">5. Testaus</text:p>
      <text:p text:style-name="P34"><text:bookmark text:name="docs-internal-guid-9a593a20-f898-1e29-5d50-4b6999b086ff"/>Aivan projektin alussa, ohjelmoituja funktioita testattiin yksinkertaisesti perus tulostuskomennoilla ja suorittamalla näitä erillään muusta koodista. Mikäli koodi oli toimiva, se integroitiin ohjelmisto kokonaisuuteen. Kun suunniteltu ohjelmistorakenne oli ruvennut muodostumaan, siirryimme tutustumaan “oikeisiin testeihin” eli google-testeihin. Google-testeillä pystyimme helposti seuraamaan että kaikki luodut funktiot toimivat oikein, joka uuden funktion integraation jälkeen. </text:p>
      <text:p text:style-name="P35">Google testejä suoritettiin Googletestin versiolla 1.7.0. Google testit voi ajaa, mikäli Googletest löytyy asennettuna kansiosta $(HOME)/gtest-1.7.0. Yksikkötestit löytyvät kansiosta /dungeoncrawler3/src/unit_test. Niille on luoto oma Makefile, jonka suorittamisen jälkeen (“make” komento terminaalissa) voidaan testit suorittaa terminaalin komennolla “./test”. </text:p>
      <text:p text:style-name="P19"><text:span text:style-name="T5">Ohjelman sattuessa olemaan peli, pystyimme </text:span><text:span text:style-name="T7">suorittamaan testausta myös</text:span><text:span text:style-name="T5"> </text:span><text:span text:style-name="T6">peliä </text:span><text:span text:style-name="T5">pelaamalla. Pelaamalla helposti pystyi huomaamaan mikäli uusi luotu ominaisuus ei toiminutkaan halutulla tavalla </text:span><text:span text:style-name="T7">tai mikäli se rikkoi pelin kokonaan</text:span><text:span text:style-name="T5">. Tällöin pystyi palaamaan koodiin ja </text:span><text:span text:style-name="T7">ja pyrkiä korjaamaan pelin rikkoneen ongelma.</text:span><text:span text:style-name="T5"> Testaus pelaamalla sai usein helpommin ideoitua ja suunniteltua haluttavia ominaisuuksia pelille, joita ei välttämättä olisi tullut miettineeksi ilman. </text:span></text:p>
      <text:p text:style-name="P20"/>
      <text:p text:style-name="P26">6. Työloki</text:p>
      <text:p text:style-name="P7">Haluaisimme mainita tämän osion ensimmäisenä asiana, että ilman Paavo Pärssisen työpanosta projektiin, olisi projekti jäänyt ohueksi ja useita ominaisuuksia olisi jäänyt kehittämättä. <text:span text:style-name="T12">Paavo koodasi pelin koodista muita enemmän, ja siksi haluisimme tehdä Paavon työpanoksesta erityismaininnan.</text:span></text:p>
      <text:p text:style-name="P8">Ryhmän neljästä henkilöstä kolme oli ennen tätä kurssia tehnyt saman kaltaisen, isomman kokoluokan, ohjelmointiprojektin. Nämä projektit kuitenkin oltiin suoritettu yksin, eikä <text:span text:style-name="T10">tällä tavoin</text:span> ryhmässä, joten kaikille ryhmän jäsenille tämä oli uusi <text:span text:style-name="T10">kokemus.</text:span></text:p>
      <text:p text:style-name="P22"/>
      <text:p text:style-name="P22">Viikko 1 (7.11 – 13.11, sekä edellisen viikon aloitusluento 2.11)</text:p>
      <text:p text:style-name="P9">Aloitimme projektin esittely luennon jälkeen valitsemalla ryhmämme projektiaiheen. Kaikille lopulta sopi että tekisimme dungeon crawler tyyppisen pelin. <text:span text:style-name="T11">Päätimme heti ensimmäisellä viikolla että tulisimme ainakin kerran viikkossa istumaan yhdessä alas kasvotusten. Koimme sen tarpeelliseksi ajatellen projektin eri vaiheiden selkeyttä.</text:span></text:p>
      <text:p text:style-name="P30"><text:soft-page-break/><text:span text:style-name="T13">Ensimmäinen viikko meni pelin yleisessä suunnittelussa, sekä ohjelmien asentelemisessa ja opettelussa. Kaikki siirryimme Ubuntun virtuaalikoneille tai oikeaan Debianiin, joten opettelu toimimaan uudessa ympäristössä vei hetken. </text:span><text:span text:style-name="T14">Ensimmäisen viikon jälkeen meillä oli kasassa alustava kuva </text:span><text:span text:style-name="T16">siitä, </text:span><text:span text:style-name="T14">minkälainen luokkarakenne pelissä tulisi olemaan. Tämän pohjalta teimme projektisuunnitelman, joka sattui silloin jäämään hieman raakaversioksi. </text:span></text:p>
      <text:p text:style-name="P32"><text:span text:style-name="T14">A</text:span><text:span text:style-name="T13">ika arviot ja työn kuvaus</text:span></text:p>
      <text:p text:style-name="P31"><text:span text:style-name="T14">Y</text:span><text:span text:style-name="T13">hdessä tekeminen: 5h, </text:span><text:span text:style-name="T15">p</text:span><text:span text:style-name="T13">rojektisuunnitelma</text:span></text:p>
      <text:p text:style-name="P31"><text:span text:style-name="T13">Henri: </text:span><text:span text:style-name="T15">2h, ohjelmien asentaminen ja opettelu</text:span></text:p>
      <text:p text:style-name="P11">Paavo: <text:span text:style-name="T28">8h </text:span></text:p>
      <text:p text:style-name="P36"/>
      <text:list xml:id="list5522050772721875231" text:style-name="L1">
        <text:list-item>
          <text:p text:style-name="P47"><text:span text:style-name="T29">Pelin yleistä suunnittelua tapaamisessa, ohjelmistojen asennu</text:span><text:span text:style-name="T30">s</text:span></text:p>
        </text:list-item>
        <text:list-item>
          <text:p text:style-name="P47">Ensimmäiset graafiset testit SFML:llä, mm dvd-screensaver tyylinen hahmotelma, sekä pallon liikuttaminen ruudulla nuolinäppäimillä</text:p>
        </text:list-item>
        <text:list-item>
          <text:p text:style-name="P47">Laajennettu liikkumistesti, jossa pelihahmoa liikutettiin tyhjällä alustalla</text:p>
        </text:list-item>
        <text:list-item>
          <text:p text:style-name="P47">Hero-luokka, tärkeimmät funktiot</text:p>
        </text:list-item>
        <text:list-item>
          <text:p text:style-name="P47">Yksinkertainen dungeonin luominen kaksiulotteisessa arrayssa (nollia ja ykkösiä)</text:p>
        </text:list-item>
      </text:list>
      <text:p text:style-name="P11"/>
      <text:p text:style-name="P10">Pertti:</text:p>
      <text:p text:style-name="P10">Joonas:</text:p>
      <text:p text:style-name="P10"/>
      <text:p text:style-name="P23">Viikko 2 (14.11 – 20.11)</text:p>
      <text:p text:style-name="P12">Periaatteessa koodausviikko. Aloitimme suunnitelman mukaan kaikista yksirkertaisimmista asioista. Ensimmäisinä loimme käytettävien luokkien pohjat, esimerkiksi item-luokan pohjatyö. Myös ensimmäiset testaukset SFML-kirjaston käyttöön tehtiin tällä viikolla ja Makefilen käyttöön tutustuttiin myös tarkemmin. <text:span text:style-name="T23">Paavo toteutti pelistä jo alkeellisen grafiikka kokeilun.</text:span></text:p>
      <text:p text:style-name="P21">Aika arviot ja työn kuvaus</text:p>
      <text:p text:style-name="P13">Yhdessä tekeminen: <text:span text:style-name="T23">4h, suunnittelu ja yhdessä koodaaminen</text:span></text:p>
      <text:p text:style-name="P13">Henri: <text:span text:style-name="T26">2h, Item-luokan suunnittelu ja toteuttaminen</text:span></text:p>
      <text:p text:style-name="P13">Paavo:<text:span text:style-name="T28">6h</text:span></text:p>
      <text:list xml:id="list110756720828857" text:continue-numbering="true" text:style-name="L1">
        <text:list-item>
          <text:p text:style-name="P51">Dungeon generatorin yhdistys grafiikkatestiin, hero liikkuu luolastoissa</text:p>
        </text:list-item>
        <text:list-item>
          <text:p text:style-name="P51"><text:bookmark text:name="docs-internal-guid-559bf208-fe8c-061f-2a0b-04865bdce720"/>Grafiikkatestin ikkunan suurentaminen, portaiden kuvan lisääminen, dungeon generator array→vector</text:p>
        </text:list-item>
        <text:list-item>
          <text:p text:style-name="P47">Pelaajan HUDin perustoteutus</text:p>
        </text:list-item>
        <text:list-item>
          <text:p text:style-name="P47">Hero-luokan header-tiedosto</text:p>
          <text:p text:style-name="P51"/>
        </text:list-item>
      </text:list>
      <text:p text:style-name="P37"/>
      <text:p text:style-name="P13"/>
      <text:p text:style-name="P13"><text:soft-page-break/>Pertti:</text:p>
      <text:p text:style-name="P13">Joonas:</text:p>
      <text:p text:style-name="P13"/>
      <text:p text:style-name="P23">Viikko 3 (21.11 – 27.11)</text:p>
      <text:p text:style-name="P14">SFML-kirjaston graaffiset kokeillut siirrettiin pelin source tiedostoihin ja lisää peliin tarvittavia luokkia luotiin tällä viikolla. Peliä pyörittävät luokat myös jaettiin uudestaan helpommin käsitettäviin ja ylläpidettäviin osiin (DC, Game ja Gamemanager rakenne). <text:span text:style-name="T24">Pieniä lisäyksiä pelin grafiikoihin ja vanhojen ominaisuuksien korjailua.</text:span></text:p>
      <text:p text:style-name="P21">Aika arviot ja työn kuvaus</text:p>
      <text:p text:style-name="P13">Yhdessä tekeminen: <text:span text:style-name="T24">3-4h,</text:span> <text:span text:style-name="T24">suunnittelu, korjailu ja koodaaminen</text:span></text:p>
      <text:p text:style-name="P13">Henri: <text:span text:style-name="T24">1h, reader-luokan suunnittelu</text:span></text:p>
      <text:p text:style-name="P13">Paavo: <text:span text:style-name="T31">4h</text:span></text:p>
      <text:list xml:id="list1749165527926416434" text:style-name="L2">
        <text:list-item>
          <text:p text:style-name="P41"><text:bookmark text:name="docs-internal-guid-559bf208-fe8c-aef5-f1cf-621babac5900"/>Grafiikkatesti jaettu kunnolla luokkiin, ei enää pelkkä testi. Luokat: Gamemanager, HUD,Game. Game käynnistää managerin, joka pyörittää liikettä ja grafiikoita</text:p>
        </text:list-item>
        <text:list-item>
          <text:p text:style-name="P43"><text:bookmark text:name="docs-internal-guid-559bf208-fe8c-f5a5-a4d0-147fb4048601"/>Tarpeellisia lisäyksiä HUDiin, pelaajan statsit tulostetaan, tekstipalaute</text:p>
        </text:list-item>
      </text:list>
      <text:p text:style-name="P13"/>
      <text:p text:style-name="P13">Pertti:</text:p>
      <text:p text:style-name="P13">Joonas:</text:p>
      <text:p text:style-name="P13"/>
      <text:p text:style-name="P23">Viikko 4 (28.11 – 4.12)</text:p>
      <text:p text:style-name="P15">Perus koodailu viikko, hyvin samanlainen kuin edelliset viikotkin. Lisää muokkauksia pelin HUD:iin ja Gamemanager-luokkaan. Reader-luokan luonti vastaamaan pelissä olevien esineiden lukemiseen tesktitiedostosta. Korjailua aiempaan koodiin ja viimeisten luokkien suunnittelu.</text:p>
      <text:p text:style-name="P21">Aika arviot ja työn kuvaus</text:p>
      <text:p text:style-name="P13">Yhdessä tekeminen: <text:span text:style-name="T25">6h, projektin yhdessä korjailu, uusien ominaisuuksien suunnittelu ja koodaaminen</text:span></text:p>
      <text:p text:style-name="P13">Henri: <text:span text:style-name="T26">3h, Reader-luokan suunnittelu ja toteuttaminen. 1h dokumentoinnin aloittaminen</text:span></text:p>
      <text:p text:style-name="P13">Paavo:<text:span text:style-name="T31">6h</text:span></text:p>
      <text:p text:style-name="P37"/>
      <text:list xml:id="list895861595441668358" text:style-name="L3">
        <text:list-item>
          <text:p text:style-name="P52">Liikkumisanimaatiot vihollisille, vihollisluokan yleinen säätäminen</text:p>
        </text:list-item>
        <text:list-item>
          <text:p text:style-name="P48">HUD-säätöjä</text:p>
        </text:list-item>
        <text:list-item>
          <text:p text:style-name="P48">Vihollisten kääntyminen ja liikkuminen animoitu paremmin</text:p>
        </text:list-item>
        <text:list-item>
          <text:p text:style-name="P48">HUDissa hero:n tavaroiden piirtäminen</text:p>
        </text:list-item>
        <text:list-item>
          <text:p text:style-name="P48">Sprite:jen ja textuurien tallettaminen managerissa mappiin</text:p>
        </text:list-item>
        <text:list-item>
          <text:p text:style-name="P48">Itemien käyttö HUDissa, voi pukea päälleen armorin ja weaponin</text:p>
        </text:list-item>
        <text:list-item>
          <text:p text:style-name="P48">Header-guardeja luokille, ei enää ongelmallisia virheilmoituksia</text:p>
        </text:list-item>
        <text:list-item>
          <text:p text:style-name="P48">Readerin säätö</text:p>
        </text:list-item>
      </text:list>
      <text:p text:style-name="P13"><text:soft-page-break/></text:p>
      <text:p text:style-name="P13">Pertti:</text:p>
      <text:p text:style-name="P13">Joonas:</text:p>
      <text:p text:style-name="P13"/>
      <text:p text:style-name="P24">Viikko 5 (5.12 – <text:span text:style-name="T20">11.12)</text:span></text:p>
      <text:p text:style-name="P16">Viiikko tuntui vähän hiljaisemmalta kuin muut viikot. Puuttuvien ominaisuuksien lisäily, muun muassa combat-funktiot. Projektin dokumentointia jatkettiin ja peli sai jo oman taustaraitansa. </text:p>
      <text:p text:style-name="P21">Aika arviot ja työn kuvaus</text:p>
      <text:p text:style-name="P13">Yhdessä tekeminen: <text:span text:style-name="T26">2h, puuttuvien ominaisuuksien yhdessä miettiminen ja toteuttaminen</text:span></text:p>
      <text:p text:style-name="P13">Henri: <text:span text:style-name="T26">3h, dokumentoinnin jatkaminen ja puuttuvien ominaisuuksien suunnittelu</text:span></text:p>
      <text:p text:style-name="P13">Paavo: <text:span text:style-name="T31">8h</text:span></text:p>
      <text:list xml:id="list3328799224029686360" text:style-name="L4">
        <text:list-item>
          <text:p text:style-name="P53">Siirtyminen tasolta tasolle</text:p>
        </text:list-item>
        <text:list-item>
          <text:p text:style-name="P49">HUD säädöt</text:p>
        </text:list-item>
        <text:list-item>
          <text:p text:style-name="P49">Combat-algoritmin käyttö pelissä, perus taistelu liikkumalla toteutettu</text:p>
        </text:list-item>
        <text:list-item>
          <text:p text:style-name="P49">Animaatio tasolta toiselle siirtymiseen, sekä järkevät funktiot siihen</text:p>
        </text:list-item>
        <text:list-item>
          <text:p text:style-name="P49">Ensimmäiset unit-testit luotu</text:p>
        </text:list-item>
        <text:list-item>
          <text:p text:style-name="P49"><text:span text:style-name="T31">I</text:span>mplementoitu kuoleminen pelissä, sekä game over -screen</text:p>
        </text:list-item>
        <text:list-item>
          <text:p text:style-name="P49">Lisätty kuvaukset itemeille, näkyy HUDissa</text:p>
        </text:list-item>
        <text:list-item>
          <text:p text:style-name="P49">Itemien unequipping ja dropping toteutettu</text:p>
        </text:list-item>
        <text:list-item>
          <text:p text:style-name="P49">Lisätty reilusti eri itemejä</text:p>
        </text:list-item>
        <text:list-item>
          <text:p text:style-name="P49">Toteutettu yksinkertainen High Score -systeemi, sekä yleensäkin score-systeemi</text:p>
        </text:list-item>
        <text:list-item>
          <text:p text:style-name="P50">Lisätty background-musiikki</text:p>
        </text:list-item>
      </text:list>
      <text:p text:style-name="P13"/>
      <text:p text:style-name="P13">Pertti:</text:p>
      <text:p text:style-name="P13">Joonas:</text:p>
      <text:p text:style-name="P13"/>
      <text:p text:style-name="P25">Viikko <text:span text:style-name="T20">6</text:span> (<text:span text:style-name="T20">12</text:span>.12 – <text:span text:style-name="T20">16.12)</text:span></text:p>
      <text:p text:style-name="P17">Kyseisellä viikolla kaikilla meistä oli jo tenttejä, mutta onneksemme projekti oli jo hyvässä vaiheessa. Puuttuvia asioita, jotka halusimme toteuttaa, ei ollut kuin muutama. Puuttuvia asioita olivat reader-luokan laajentaminen koskemaan myös monstereita. Pieni muutos aiempaan reader-luokkaan tarvittiin <text:span text:style-name="T21">tämän lisäksi</text:span>. Esinelista laitettiin sisältämään pointtereita esineisiin ennemmin kuin pelkät item-alkiot. <text:span text:style-name="T21">Myös combat funktiot päivitettiin sisältämään tarkistus osuuko hyökkääjä viholliseen käyttämällään aseella. </text:span></text:p>
      <text:p text:style-name="P18">Torstaina 15.12 teimme viimeiset muutokset ja lisäykset projektiin, tarkistimme työn, sekä päivitimme dokumentoinnin ajan tasalle. Ryhmän kaikki jäsenet olivat tyytyväisiä lopulliseen <text:span text:style-name="T22">versioon pelistä.</text:span></text:p>
      <text:p text:style-name="P21">Aika arviot ja työn kuvaus</text:p>
      <text:p text:style-name="P13"><text:soft-page-break/>Yhdessä tekeminen: ??+h, viimeisten puuttuvien asioiden suunnittelu ja toteuttaminen</text:p>
      <text:p text:style-name="P13">Henri: 6h, dokumentaation täydentäminen</text:p>
      <text:p text:style-name="P13">Paavo: <text:span text:style-name="T31">6h</text:span></text:p>
      <text:list xml:id="list6480671553228892889" text:style-name="L5">
        <text:list-item>
          <text:p text:style-name="P42"><text:bookmark text:name="docs-internal-guid-559bf208-fe90-5b02-55c7-6591a60e34fc"/><text:span text:style-name="T8">Vihollisten skaalautuminen eri tasoillle lisätt</text:span><text:span text:style-name="T9">y</text:span></text:p>
        </text:list-item>
        <text:list-item>
          <text:p text:style-name="P44">Lisätty unit-testejä</text:p>
        </text:list-item>
        <text:list-item>
          <text:p text:style-name="P45">Loppuväännöt</text:p>
        </text:list-item>
      </text:list>
      <text:p text:style-name="P13"/>
      <text:p text:style-name="P13">Pertti:</text:p>
      <text:p text:style-name="P13">Joo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28:56.462764618</meta:creation-date>
    <meta:generator>LibreOffice/5.1.4.2$Linux_X86_64 LibreOffice_project/10m0$Build-2</meta:generator>
    <dc:date>2016-12-15T11:07:53.894852664</dc:date>
    <meta:editing-duration>PT2H2M13S</meta:editing-duration>
    <meta:editing-cycles>9</meta:editing-cycles>
    <meta:document-statistic meta:table-count="0" meta:image-count="1" meta:object-count="0" meta:page-count="8" meta:paragraph-count="120" meta:word-count="1625" meta:character-count="13705" meta:non-whitespace-character-count="12206"/>
  </office:meta>
</office:document-meta>
</file>